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30.2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00a6a8"/>
    </style:style>
    <style:style style:name="ce3" style:family="table-cell" style:parent-style-name="Default">
      <style:table-cell-properties fo:background-color="#2bd22b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5f5f9f"/>
    </style:style>
    <style:style style:name="ce13" style:family="table-cell" style:parent-style-name="Default" style:data-style-name="N84">
      <style:table-cell-properties fo:background-color="#5f5f9f"/>
    </style:style>
    <style:style style:name="ce6" style:family="table-cell" style:parent-style-name="Default" style:data-style-name="N8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12"/>
        <table:table-column table:style-name="co4" table:number-columns-repeated="2" table:default-cell-style-name="ce13"/>
        <table:table-column table:style-name="co5" table:default-cell-style-name="ce12"/>
        <table:table-column table:style-name="co4" table:default-cell-style-name="ce12"/>
        <table:table-column table:style-name="co6" table:default-cell-style-name="ce12"/>
        <table:table-column table:style-name="co4" table:default-cell-style-name="ce12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Primeiro Nome</text:p>
          </table:table-cell>
          <table:table-cell table:style-name="Default" office:value-type="string" calcext:value-type="string">
            <text:p>Segundo Nome</text:p>
          </table:table-cell>
          <table:table-cell table:style-name="Default" office:value-type="string" calcext:value-type="string">
            <text:p>Casado Com</text:p>
          </table:table-cell>
          <table:table-cell table:style-name="Default" office:value-type="string" calcext:value-type="string">
            <text:p>Pai</text:p>
          </table:table-cell>
          <table:table-cell table:style-name="Default" office:value-type="string" calcext:value-type="string">
            <text:p>Mãe</text:p>
          </table:table-cell>
          <table:table-cell table:style-name="Default" office:value-type="string" calcext:value-type="string">
            <text:p>Nascimento</text:p>
          </table:table-cell>
          <table:table-cell table:style-name="Default" office:value-type="string" calcext:value-type="string">
            <text:p>Morte</text:p>
          </table:table-cell>
          <table:table-cell table:style-name="Default" office:value-type="string" calcext:value-type="string">
            <text:p>Causa da Morte</text:p>
          </table:table-cell>
          <table:table-cell table:style-name="Default" office:value-type="string" calcext:value-type="string">
            <text:p>Fumante</text:p>
          </table:table-cell>
          <table:table-cell table:style-name="Default" office:value-type="string" calcext:value-type="string">
            <text:p>Doenças Crônicas</text:p>
          </table:table-cell>
          <table:table-cell table:style-name="Default" office:value-type="string" calcext:value-type="string">
            <text:p>Empreg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osé</text:p>
          </table:table-cell>
          <table:table-cell table:style-name="ce5" office:value-type="string" calcext:value-type="string">
            <text:p>Alonso</text:p>
          </table:table-cell>
          <table:table-cell table:formula="of:=[.A3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05-04-07" calcext:value-type="date">
            <text:p>1905-04-07</text:p>
          </table:table-cell>
          <table:table-cell office:value-type="date" office:date-value="1975-04-07" calcext:value-type="date">
            <text:p>1975-04-07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aria</text:p>
          </table:table-cell>
          <table:table-cell table:style-name="ce5" office:value-type="string" calcext:value-type="string">
            <text:p>Alonso</text:p>
          </table:table-cell>
          <table:table-cell table:formula="of:=[.A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06-12-05" calcext:value-type="date">
            <text:p>1906-12-05</text:p>
          </table:table-cell>
          <table:table-cell office:value-type="date" office:date-value="1956-12-05" calcext:value-type="date">
            <text:p>1956-12-05</text:p>
          </table:table-cell>
          <table:table-cell office:value-type="string" calcext:value-type="string">
            <text:p>Problemas no ri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Lucio</text:p>
          </table:table-cell>
          <table:table-cell table:style-name="ce5" office:value-type="string" calcext:value-type="string">
            <text:p>Da Silva</text:p>
          </table:table-cell>
          <table:table-cell table:formula="of:=[.A5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12-11-11" calcext:value-type="date">
            <text:p>1912-11-11</text:p>
          </table:table-cell>
          <table:table-cell office:value-type="date" office:date-value="1956-06-06" calcext:value-type="date">
            <text:p>1956-06-06</text:p>
          </table:table-cell>
          <table:table-cell office:value-type="string" calcext:value-type="string">
            <text:p>Cânc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ardíac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Lana</text:p>
          </table:table-cell>
          <table:table-cell table:style-name="ce5" office:value-type="string" calcext:value-type="string">
            <text:p>Da Silva</text:p>
          </table:table-cell>
          <table:table-cell table:formula="of:=[.A4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06-06-06" calcext:value-type="date">
            <text:p>1906-06-06</text:p>
          </table:table-cell>
          <table:table-cell office:value-type="date" office:date-value="1956-06-06" calcext:value-type="date">
            <text:p>1956-06-06</text:p>
          </table:table-cell>
          <table:table-cell office:value-type="string" calcext:value-type="string">
            <text:p>Problemas no ri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Paulo</text:p>
          </table:table-cell>
          <table:table-cell table:style-name="ce5" office:value-type="string" calcext:value-type="string">
            <text:p>Almeida</text:p>
          </table:table-cell>
          <table:table-cell table:formula="of:=[.A7]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04-08-09" calcext:value-type="date">
            <text:p>1904-08-09</text:p>
          </table:table-cell>
          <table:table-cell office:value-type="date" office:date-value="1975-09-09" calcext:value-type="date">
            <text:p>1975-09-09</text:p>
          </table:table-cell>
          <table:table-cell office:value-type="string" calcext:value-type="string">
            <text:p>Cânc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rdíac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Paula</text:p>
          </table:table-cell>
          <table:table-cell table:style-name="ce5" office:value-type="string" calcext:value-type="string">
            <text:p>Almeida</text:p>
          </table:table-cell>
          <table:table-cell table:formula="of:=[.A6]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04-05-06" calcext:value-type="date">
            <text:p>1904-05-06</text:p>
          </table:table-cell>
          <table:table-cell office:value-type="date" office:date-value="1964-05-06" calcext:value-type="date">
            <text:p>1964-05-06</text:p>
          </table:table-cell>
          <table:table-cell office:value-type="string" calcext:value-type="string">
            <text:p>Cânc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Ronaldo</text:p>
          </table:table-cell>
          <table:table-cell table:style-name="ce5" office:value-type="string" calcext:value-type="string">
            <text:p>Carvalho</text:p>
          </table:table-cell>
          <table:table-cell table:formula="of:=[.A9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07-09-09" calcext:value-type="date">
            <text:p>1907-09-09</text:p>
          </table:table-cell>
          <table:table-cell office:value-type="date" office:date-value="1957-09-09" calcext:value-type="date">
            <text:p>1957-09-09</text:p>
          </table:table-cell>
          <table:table-cell office:value-type="string" calcext:value-type="string">
            <text:p>Cânc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sma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Lara</text:p>
          </table:table-cell>
          <table:table-cell table:style-name="ce5" office:value-type="string" calcext:value-type="string">
            <text:p>Carvalho</text:p>
          </table:table-cell>
          <table:table-cell table:formula="of:=[.A8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04-09-11" calcext:value-type="date">
            <text:p>1904-09-11</text:p>
          </table:table-cell>
          <table:table-cell office:value-type="date" office:date-value="1954-09-11" calcext:value-type="date">
            <text:p>1954-09-11</text:p>
          </table:table-cell>
          <table:table-cell office:value-type="string" calcext:value-type="string">
            <text:p>Problemas no ri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José Jr</text:p>
          </table:table-cell>
          <table:table-cell table:style-name="ce2" office:value-type="string" calcext:value-type="string">
            <text:p>Alons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1934-07-07" calcext:value-type="date">
            <text:p>1934-07-07</text:p>
          </table:table-cell>
          <table:table-cell office:value-type="date" office:date-value="1994-07-07" calcext:value-type="date">
            <text:p>1994-07-07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Alons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1934-07-07" calcext:value-type="date">
            <text:p>1934-07-07</text:p>
          </table:table-cell>
          <table:table-cell office:value-type="date" office:date-value="1984-07-07" calcext:value-type="date">
            <text:p>1984-07-07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Mariana</text:p>
          </table:table-cell>
          <table:table-cell table:style-name="ce2" office:value-type="string" calcext:value-type="string">
            <text:p>Alons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1943-07-08" calcext:value-type="date">
            <text:p>1943-07-08</text:p>
          </table:table-cell>
          <table:table-cell office:value-type="date" office:date-value="1973-07-08" calcext:value-type="date">
            <text:p>1973-07-08</text:p>
          </table:table-cell>
          <table:table-cell office:value-type="string" calcext:value-type="string">
            <text:p>Acidente de Car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Poliana</text:p>
          </table:table-cell>
          <table:table-cell table:style-name="ce2" office:value-type="string" calcext:value-type="string">
            <text:p>Alons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1933-08-09" calcext:value-type="date">
            <text:p>1933-08-09</text:p>
          </table:table-cell>
          <table:table-cell office:value-type="date" office:date-value="2999-01-01" calcext:value-type="date">
            <text:p>2999-01-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Mariana</text:p>
          </table:table-cell>
          <table:table-cell table:style-name="ce2" office:value-type="string" calcext:value-type="string">
            <text:p>Da Silv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1935-12-12" calcext:value-type="date">
            <text:p>1935-12-12</text:p>
          </table:table-cell>
          <table:table-cell office:value-type="date" office:date-value="2999-01-01" calcext:value-type="date">
            <text:p>2999-01-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José</text:p>
          </table:table-cell>
          <table:table-cell table:style-name="ce2" office:value-type="string" calcext:value-type="string">
            <text:p>Da Silv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1944-07-07" calcext:value-type="date">
            <text:p>1944-07-07</text:p>
          </table:table-cell>
          <table:table-cell office:value-type="date" office:date-value="1984-07-07" calcext:value-type="date">
            <text:p>1984-07-07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Paulo</text:p>
          </table:table-cell>
          <table:table-cell table:style-name="ce2" office:value-type="string" calcext:value-type="string">
            <text:p>Da Silva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1937-09-09" calcext:value-type="date">
            <text:p>1937-09-09</text:p>
          </table:table-cell>
          <table:table-cell office:value-type="date" office:date-value="1987-09-09" calcext:value-type="date">
            <text:p>1987-09-09</text:p>
          </table:table-cell>
          <table:table-cell office:value-type="string" calcext:value-type="string">
            <text:p>Assassina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kad</text:p>
          </table:table-cell>
          <table:table-cell table:style-name="ce2" office:value-type="string" calcext:value-type="string">
            <text:p>Da Silv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1934-08-08" calcext:value-type="date">
            <text:p>1934-08-08</text:p>
          </table:table-cell>
          <table:table-cell office:value-type="date" office:date-value="1994-08-08" calcext:value-type="date">
            <text:p>1994-08-08</text:p>
          </table:table-cell>
          <table:table-cell office:value-type="string" calcext:value-type="string">
            <text:p>Desaparecid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Paula</text:p>
          </table:table-cell>
          <table:table-cell table:style-name="ce2" office:value-type="string" calcext:value-type="string">
            <text:p>Da Silva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1934-08-09" calcext:value-type="date">
            <text:p>1934-08-09</text:p>
          </table:table-cell>
          <table:table-cell office:value-type="date" office:date-value="1994-08-09" calcext:value-type="date">
            <text:p>1994-08-09</text:p>
          </table:table-cell>
          <table:table-cell office:value-type="string" calcext:value-type="string">
            <text:p>Problemas no ri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ardíac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Ronaldo</text:p>
          </table:table-cell>
          <table:table-cell table:style-name="ce2" office:value-type="string" calcext:value-type="string">
            <text:p>Da Silv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1931-06-06" calcext:value-type="date">
            <text:p>1931-06-06</text:p>
          </table:table-cell>
          <table:table-cell office:value-type="date" office:date-value="2001-06-06" calcext:value-type="date">
            <text:p>2001-06-06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ma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Malala</text:p>
          </table:table-cell>
          <table:table-cell table:style-name="ce2" office:value-type="string" calcext:value-type="string">
            <text:p>Da Silv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1932-08-08" calcext:value-type="date">
            <text:p>1932-08-08</text:p>
          </table:table-cell>
          <table:table-cell office:value-type="date" office:date-value="2002-08-08" calcext:value-type="date">
            <text:p>2002-08-08</text:p>
          </table:table-cell>
          <table:table-cell office:value-type="string" calcext:value-type="string">
            <text:p>Cânc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Sérgio</text:p>
          </table:table-cell>
          <table:table-cell table:style-name="ce2" office:value-type="string" calcext:value-type="string">
            <text:p>Almeid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1932-09-10" calcext:value-type="date">
            <text:p>1932-09-10</text:p>
          </table:table-cell>
          <table:table-cell office:value-type="date" office:date-value="1992-09-10" calcext:value-type="date">
            <text:p>1992-09-10</text:p>
          </table:table-cell>
          <table:table-cell office:value-type="string" calcext:value-type="string">
            <text:p>Cânc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Rodrigo</text:p>
          </table:table-cell>
          <table:table-cell table:style-name="ce2" office:value-type="string" calcext:value-type="string">
            <text:p>Almeida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1934-09-08" calcext:value-type="date">
            <text:p>1934-09-08</text:p>
          </table:table-cell>
          <table:table-cell office:value-type="date" office:date-value="1994-01-09" calcext:value-type="date">
            <text:p>1994-01-09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na</text:p>
          </table:table-cell>
          <table:table-cell table:style-name="ce2" office:value-type="string" calcext:value-type="string">
            <text:p>Carvalh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date" office:date-value="1938-01-02" calcext:value-type="date">
            <text:p>1938-01-02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Acidente de Car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Carvalho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date" office:date-value="1938-02-03" calcext:value-type="date">
            <text:p>1938-02-03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Acidente de Carr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José</text:p>
          </table:table-cell>
          <table:table-cell table:style-name="ce2" office:value-type="string" calcext:value-type="string">
            <text:p>Carvalho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date" office:date-value="1933-04-06" calcext:value-type="date">
            <text:p>1933-04-06</text:p>
          </table:table-cell>
          <table:table-cell office:value-type="date" office:date-value="1995-04-06" calcext:value-type="date">
            <text:p>1995-04-06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José Jr Jr</text:p>
          </table:table-cell>
          <table:table-cell office:value-type="string" calcext:value-type="string">
            <text:p>Alonso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date" office:date-value="1960-07-07" calcext:value-type="date">
            <text:p>1960-07-07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lergia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lonso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date" office:date-value="1960-07-07" calcext:value-type="date">
            <text:p>1960-07-07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Xana</text:p>
          </table:table-cell>
          <table:table-cell office:value-type="string" calcext:value-type="string">
            <text:p>Alonso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date" office:date-value="1961-05-06" calcext:value-type="date">
            <text:p>1961-05-06</text:p>
          </table:table-cell>
          <table:table-cell office:value-type="date" office:date-value="2999-01-01" calcext:value-type="date">
            <text:p>2999-01-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rdíaco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Rogério</text:p>
          </table:table-cell>
          <table:table-cell office:value-type="string" calcext:value-type="string">
            <text:p>Alonso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date" office:date-value="1961-04-09" calcext:value-type="date">
            <text:p>1961-04-09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rkad</text:p>
          </table:table-cell>
          <table:table-cell office:value-type="string" calcext:value-type="string">
            <text:p>Alonso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date" office:date-value="1962-05-05" calcext:value-type="date">
            <text:p>1962-05-05</text:p>
          </table:table-cell>
          <table:table-cell office:value-type="date" office:date-value="2003-05-05" calcext:value-type="date">
            <text:p>2003-05-05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Jânio</text:p>
          </table:table-cell>
          <table:table-cell office:value-type="string" calcext:value-type="string">
            <text:p>Da Silva Carvalho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date" office:date-value="1962-05-05" calcext:value-type="date">
            <text:p>1962-05-05</text:p>
          </table:table-cell>
          <table:table-cell office:value-type="date" office:date-value="2006-05-05" calcext:value-type="date">
            <text:p>2006-05-05</text:p>
          </table:table-cell>
          <table:table-cell office:value-type="string" calcext:value-type="string">
            <text:p>Acidente de Car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Da Silva Carvalho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date" office:date-value="1962-05-05" calcext:value-type="date">
            <text:p>1962-05-05</text:p>
          </table:table-cell>
          <table:table-cell office:value-type="date" office:date-value="2006-05-05" calcext:value-type="date">
            <text:p>2006-05-05</text:p>
          </table:table-cell>
          <table:table-cell office:value-type="string" calcext:value-type="string">
            <text:p>Acidente de Car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rdíac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Da Silva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date" office:date-value="1962-05-05" calcext:value-type="date">
            <text:p>1962-05-05</text:p>
          </table:table-cell>
          <table:table-cell office:value-type="date" office:date-value="2008-05-05" calcext:value-type="date">
            <text:p>2008-05-05</text:p>
          </table:table-cell>
          <table:table-cell office:value-type="string" calcext:value-type="string">
            <text:p>Assassina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onaldo Jr</text:p>
          </table:table-cell>
          <table:table-cell office:value-type="string" calcext:value-type="string">
            <text:p>Da Silva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date" office:date-value="1962-05-05" calcext:value-type="date">
            <text:p>1962-05-05</text:p>
          </table:table-cell>
          <table:table-cell office:value-type="date" office:date-value="2006-05-05" calcext:value-type="date">
            <text:p>2006-05-05</text:p>
          </table:table-cell>
          <table:table-cell office:value-type="string" calcext:value-type="string">
            <text:p>Cânc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ergia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arlon</text:p>
          </table:table-cell>
          <table:table-cell office:value-type="string" calcext:value-type="string">
            <text:p>Da Silva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date" office:date-value="1962-04-12" calcext:value-type="date">
            <text:p>1962-04-12</text:p>
          </table:table-cell>
          <table:table-cell office:value-type="date" office:date-value="2999-01-01" calcext:value-type="date">
            <text:p>2999-01-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érgio Jr</text:p>
          </table:table-cell>
          <table:table-cell office:value-type="string" calcext:value-type="string">
            <text:p>Almeida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date" office:date-value="1962-05-07" calcext:value-type="date">
            <text:p>1962-05-07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uana</text:p>
          </table:table-cell>
          <table:table-cell office:value-type="string" calcext:value-type="string">
            <text:p>Almeida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date" office:date-value="1964-04-09" calcext:value-type="date">
            <text:p>1964-04-09</text:p>
          </table:table-cell>
          <table:table-cell office:value-type="date" office:date-value="2999-01-01" calcext:value-type="date">
            <text:p>2999-01-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rlene</text:p>
          </table:table-cell>
          <table:table-cell office:value-type="string" calcext:value-type="string">
            <text:p>Almeida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date" office:date-value="1963-05-05" calcext:value-type="date">
            <text:p>1963-05-05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ardíaco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Almeid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date" office:date-value="1963-05-05" calcext:value-type="date">
            <text:p>1963-05-05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ardíaco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oliana Jr</text:p>
          </table:table-cell>
          <table:table-cell office:value-type="string" calcext:value-type="string">
            <text:p>Almeid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date" office:date-value="1963-05-05" calcext:value-type="date">
            <text:p>1963-05-05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ana</text:p>
          </table:table-cell>
          <table:table-cell office:value-type="string" calcext:value-type="string">
            <text:p>Almeida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date" office:date-value="1968-08-06" calcext:value-type="date">
            <text:p>1968-08-06</text:p>
          </table:table-cell>
          <table:table-cell office:value-type="date" office:date-value="2008-08-06" calcext:value-type="date">
            <text:p>2008-08-06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lmeida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date" office:date-value="1968-08-07" calcext:value-type="date">
            <text:p>1968-08-07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Paula</text:p>
          </table:table-cell>
          <table:table-cell table:style-name="ce4" office:value-type="string" calcext:value-type="string">
            <text:p>Da Silva Carvalho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date" office:date-value="1999-09-11" calcext:value-type="date">
            <text:p>1999-09-11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Ronald</text:p>
          </table:table-cell>
          <table:table-cell table:style-name="ce4" office:value-type="string" calcext:value-type="string">
            <text:p>Da Silva Carvalh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date" office:date-value="1999-09-11" calcext:value-type="date">
            <text:p>1999-09-11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Alexandre</text:p>
          </table:table-cell>
          <table:table-cell table:style-name="ce4" office:value-type="string" calcext:value-type="string">
            <text:p>Almeid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date" office:date-value="1999-09-11" calcext:value-type="date">
            <text:p>1999-09-11</text:p>
          </table:table-cell>
          <table:table-cell office:value-type="date" office:date-value="2001-09-11" calcext:value-type="date">
            <text:p>2001-09-11</text:p>
          </table:table-cell>
          <table:table-cell office:value-type="string" calcext:value-type="string">
            <text:p>Assassinat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José</text:p>
          </table:table-cell>
          <table:table-cell table:style-name="ce4" office:value-type="string" calcext:value-type="string">
            <text:p>Almeid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date" office:date-value="1998-08-01" calcext:value-type="date">
            <text:p>1998-08-01</text:p>
          </table:table-cell>
          <table:table-cell office:value-type="date" office:date-value="2999-01-01" calcext:value-type="date">
            <text:p>2999-01-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Amira</text:p>
          </table:table-cell>
          <table:table-cell table:style-name="ce4" office:value-type="string" calcext:value-type="string">
            <text:p>Almeid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date" office:date-value="2001-08-01" calcext:value-type="date">
            <text:p>2001-08-01</text:p>
          </table:table-cell>
          <table:table-cell office:value-type="date" office:date-value="2999-01-01" calcext:value-type="date">
            <text:p>2999-01-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Maria</text:p>
          </table:table-cell>
          <table:table-cell table:style-name="ce4" office:value-type="string" calcext:value-type="string">
            <text:p>Alons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date" office:date-value="2001-08-01" calcext:value-type="date">
            <text:p>2001-08-01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Mariana</text:p>
          </table:table-cell>
          <table:table-cell table:style-name="ce4" office:value-type="string" calcext:value-type="string">
            <text:p>Alons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date" office:date-value="1996-12-01" calcext:value-type="date">
            <text:p>1996-12-01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Luana</text:p>
          </table:table-cell>
          <table:table-cell table:style-name="ce4" office:value-type="string" calcext:value-type="string">
            <text:p>Alons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date" office:date-value="2002-09-01" calcext:value-type="date">
            <text:p>2002-09-01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Roger</text:p>
          </table:table-cell>
          <table:table-cell table:style-name="ce4" office:value-type="string" calcext:value-type="string">
            <text:p>Da Silva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date" office:date-value="1997-12-12" calcext:value-type="date">
            <text:p>1997-12-12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Joseph</text:p>
          </table:table-cell>
          <table:table-cell table:style-name="ce4" office:value-type="string" calcext:value-type="string">
            <text:p>Da Silv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date" office:date-value="2001-01-01" calcext:value-type="date">
            <text:p>2001-01-01</text:p>
          </table:table-cell>
          <table:table-cell office:value-type="date" office:date-value="2999-01-01" calcext:value-type="date">
            <text:p>2999-01-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/>
          <table:table-cell table:style-name="Default" table:number-columns-repeated="5"/>
          <table:table-cell table:style-name="ce6"/>
          <table:table-cell table:style-name="Default" table:number-columns-repeated="3"/>
          <table:table-cell table:style-name="Default" office:value-type="string" calcext:value-type="string">
            <text:p>Cardíaco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2" table:number-rows-repeated="5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 office:value-type="string" calcext:value-type="string">
            <text:p>Amarelo</text:p>
          </table:table-cell>
          <table:table-cell table:style-name="Default" office:value-type="string" calcext:value-type="string">
            <text:p>1900-1930</text:p>
          </table:table-cell>
          <table:table-cell table:style-name="Default" table:number-columns-repeated="9"/>
        </table:table-row>
        <table:table-row table:style-name="ro2">
          <table:table-cell/>
          <table:table-cell table:style-name="Default" office:value-type="string" calcext:value-type="string">
            <text:p>Azul</text:p>
          </table:table-cell>
          <table:table-cell table:style-name="Default" office:value-type="string" calcext:value-type="string">
            <text:p>1930-1960</text:p>
          </table:table-cell>
          <table:table-cell table:style-name="Default" table:number-columns-repeated="9"/>
        </table:table-row>
        <table:table-row table:style-name="ro2">
          <table:table-cell/>
          <table:table-cell table:style-name="Default" office:value-type="string" calcext:value-type="string">
            <text:p>Verde</text:p>
          </table:table-cell>
          <table:table-cell table:style-name="Default" office:value-type="string" calcext:value-type="string">
            <text:p>1960-1990</text:p>
          </table:table-cell>
          <table:table-cell table:style-name="Default" table:number-columns-repeated="9"/>
        </table:table-row>
        <table:table-row table:style-name="ro2">
          <table:table-cell/>
          <table:table-cell table:style-name="Default" office:value-type="string" calcext:value-type="string">
            <text:p>Vermelho</text:p>
          </table:table-cell>
          <table:table-cell table:style-name="Default" office:value-type="string" calcext:value-type="string">
            <text:p>1990-2020</text:p>
          </table:table-cell>
          <table:table-cell table:style-name="Default"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0/00/0000</text:date>, <text:time style:data-style-name="N2" text:time-value="14:58:32.7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6S</meta:editing-duration>
    <meta:editing-cycles>5</meta:editing-cycles>
    <meta:generator>LibreOffice/5.3.4.2$Windows_X86_64 LibreOffice_project/f82d347ccc0be322489bf7da61d7e4ad13fe2ff3</meta:generator>
    <dc:date>2020-06-02T18:47:16.806000000</dc:date>
    <meta:document-statistic meta:table-count="3" meta:cell-count="623" meta:object-count="0"/>
    <meta:user-defined meta:name="Info 1"/>
    <meta:user-defined meta:name="Info 2"/>
    <meta:user-defined meta:name="Info 3"/>
    <meta:user-defined meta:name="Info 4"/>
  </office:meta>
</office:document-meta>
</file>